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5" table:default-cell-style-name="ce10"/>
        <table:table-column table:style-name="co1" table:number-columns-repeated="995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5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M2];&quot;X&quot; )" office:value-type="float" office:value="21" calcext:value-type="float">
            <text:p>21</text:p>
          </table:table-cell>
          <table:table-cell table:number-columns-repeated="15" office:value-type="string" calcext:value-type="string">
            <text:p>X</text:p>
          </table:table-cell>
          <table:table-cell table:number-columns-repeated="5"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M3];&quot;X&quot; )" office:value-type="float" office:value="17" calcext:value-type="float">
            <text:p>17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M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M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M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M7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M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M9];&quot;X&quot; )" office:value-type="float" office:value="21" calcext:value-type="float">
            <text:p>21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M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M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M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M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M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M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M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M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M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M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M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M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M22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M23];&quot;X&quot; )" office:value-type="float" office:value="17" calcext:value-type="float">
            <text:p>17</text:p>
          </table:table-cell>
          <table:table-cell table:number-columns-repeated="14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M24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M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M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M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M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M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M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M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M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M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M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M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M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M37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M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M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M40];&quot;X&quot; )" office:value-type="float" office:value="2" calcext:value-type="float">
            <text:p>2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M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M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M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M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M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M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M47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M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M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M50];&quot;X&quot; 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M51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M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M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M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M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M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M57];&quot;X&quot; 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M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M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M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M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M62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M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M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M65];&quot;X&quot; )" office:value-type="float" office:value="3" calcext:value-type="float">
            <text:p>3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M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M6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M68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M6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M7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M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M72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M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M7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M7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M7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M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M7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M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M8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M8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M82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M8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M84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M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M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M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M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M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M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M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M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M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M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M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M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M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M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M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M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M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M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M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M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M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M10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M10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M10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M10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M110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M11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M11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M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M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M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M116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M117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M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M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M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M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M122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M12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M124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M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M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M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M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M12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M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M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M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M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M134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M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M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M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M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M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M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M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M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M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M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M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M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M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M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M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M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M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M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M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M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M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M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M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M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M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M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M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M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M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M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M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M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M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M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M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M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M171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M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M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M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M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M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M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M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M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M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M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M182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M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M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M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M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M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M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M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M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M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M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M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M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M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M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M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M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M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M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M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M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M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M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M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M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M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M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M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M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M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M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M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M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M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M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M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M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M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M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M22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M22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M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M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M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M226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M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M228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M229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M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M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M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12:18.816260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9T16:07:36.409550704</dc:date>
    <meta:editing-duration>P1DT8H43M48S</meta:editing-duration>
    <meta:editing-cycles>62</meta:editing-cycles>
    <meta:document-statistic meta:table-count="2" meta:cell-count="1279" meta:object-count="0"/>
  </office:meta>
</office:document-meta>
</file>